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align="center" fo:text-indent="0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W moim sercu mieszka Bóg,</text:span><text:span text:style-name="T1"><text:line-break/></text:span><text:span text:style-name="T1">A Jego flagą radość jest /x2</text:span><text:span text:style-name="T1"><text:line-break/></text:span><text:span text:style-name="T1">A Jego flagą radość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odniosę flagę</text:span><text:span text:style-name="T1"><text:line-break/></text:span><text:span text:style-name="T1">wysoko, wysoko /x2</text:span><text:span text:style-name="T1"><text:line-break/></text:span><text:span text:style-name="T1"><text:line-break/></text:span><text:span text:style-name="T1">Niech pozna,</text:span><text:span text:style-name="T1"><text:line-break/></text:span><text:span text:style-name="T1">pozna cały świat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ch wszyscy ludzie</text:span><text:span text:style-name="T1"><text:line-break/></text:span><text:span text:style-name="T1">zobaczą, zobaczą /x2</text:span><text:span text:style-name="T1"><text:line-break/></text:span><text:span text:style-name="T1"><text:line-break/></text:span><text:span text:style-name="T1">Niech pozna,</text:span><text:span text:style-name="T1"><text:line-break/></text:span><text:span text:style-name="T1">pozna cały świat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W moim sercu mieszka Bóg,</text:span><text:span text:style-name="T1"><text:line-break/></text:span><text:span text:style-name="T1">A Jego flagą miłość jest /x2</text:span><text:span text:style-name="T1"><text:line-break/></text:span><text:span text:style-name="T1">A Jego flagą miłość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5"><text:span text:style-name="T1">Podniosę flagę</text:span><text:span text:style-name="T1"><text:line-break/></text:span><text:span text:style-name="T1">wysoko, wysoko /x2</text:span><text:span text:style-name="T1"><text:line-break/></text:span><text:span text:style-name="T1"><text:line-break/></text:span><text:span text:style-name="T1">Niech pozna,</text:span><text:span text:style-name="T1"><text:line-break/></text:span><text:span text:style-name="T1">pozna cały świat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iech wszyscy ludzie</text:span><text:span text:style-name="T1"><text:line-break/></text:span><text:span text:style-name="T1">zobaczą, zobaczą /x2</text:span><text:span text:style-name="T1"><text:line-break/></text:span><text:span text:style-name="T1"><text:line-break/></text:span><text:span text:style-name="T1">Niech pozna,</text:span><text:span text:style-name="T1"><text:line-break/></text:span><text:span text:style-name="T1">pozna cały świat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3. W moim sercu mieszka Bóg,</text:span><text:span text:style-name="T1"><text:line-break/></text:span><text:span text:style-name="T1">A Jego flagą szczęście jest /x2</text:span><text:span text:style-name="T1"><text:line-break/></text:span><text:span text:style-name="T1">A Jego flagą szczęście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odniosę flagę</text:span><text:span text:style-name="T1"><text:line-break/></text:span><text:span text:style-name="T1">wysoko, wysoko /x2</text:span><text:span text:style-name="T1"><text:line-break/></text:span><text:span text:style-name="T1"><text:line-break/></text:span><text:span text:style-name="T1">Niech pozna,</text:span><text:span text:style-name="T1"><text:line-break/></text:span><text:span text:style-name="T1">pozna cały świat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iech wszyscy ludzie</text:span><text:span text:style-name="T1"><text:line-break/></text:span><text:span text:style-name="T1">zobaczą, zobaczą /x2</text:span><text:span text:style-name="T1"><text:line-break/></text:span><text:span text:style-name="T1"><text:line-break/></text:span><text:span text:style-name="T1">Niech pozna,</text:span><text:span text:style-name="T1"><text:line-break/></text:span><text:span text:style-name="T1">pozna cały świat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5T16:16:09</meta:creation-date>
    <dc:creator>Rafał Talacha</dc:creator>
    <dc:date>2009-02-01T14:14:22</dc:date>
    <dc:language>pl-PL</dc:language>
    <meta:editing-cycles>6</meta:editing-cycles>
    <meta:editing-duration>PT8M53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